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mij chwałę,</text:span><text:span text:style-name="T1"><text:line-break/></text:span><text:span text:style-name="T1">uwielbienia moc</text:span><text:span text:style-name="T1"><text:line-break/></text:span><text:span text:style-name="T1">Jesteś godzien</text:span><text:span text:style-name="T1"><text:line-break/></text:span><text:span text:style-name="T1">wszelkiej cz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, Jezus</text:span><text:span text:style-name="T1"><text:line-break/></text:span><text:span text:style-name="T1">śpiewa serce me</text:span><text:span text:style-name="T1"><text:line-break/></text:span><text:span text:style-name="T1">Zmartwychwstałeś</text:span><text:span text:style-name="T1"><text:line-break/></text:span><text:span text:style-name="T1">na wieki, 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jednałeś nas z Ojcem</text:span><text:span text:style-name="T1"><text:line-break/></text:span><text:span text:style-name="T1">Wprowadziłeś pokój</text:span><text:span text:style-name="T1"><text:line-break/></text:span><text:span text:style-name="T1">przez Twój Krzyż</text:span><text:span text:style-name="T1"><text:line-break/></text:span><text:span text:style-name="T1">Bóg darował Tobie Imię</text:span><text:span text:style-name="T1"><text:line-break/></text:span><text:span text:style-name="T1">Jezus Panów Pan</text:span><text:span text:style-name="T1"><text:line-break/></text:span><text:span text:style-name="T1">i wywyższony Kró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7T17:31:21</meta:creation-date>
    <dc:date>2013-05-28T17:39:01.84</dc:date>
    <dc:language>pl-PL</dc:language>
    <meta:editing-cycles>5</meta:editing-cycles>
    <meta:editing-duration>PT4M25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